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InvoiceTable" style:family="table">
      <style:table-properties style:width="6.925in" table:align="margins" style:shadow="none" style:may-break-between-rows="true" table:border-model="collapsing"/>
    </style:style>
    <style:style style:name="InvoiceTable.A" style:family="table-column">
      <style:table-column-properties style:column-width="1.3847in" style:rel-column-width="13107*"/>
    </style:style>
    <style:style style:name="InvoiceTable.1" style:family="table-row">
      <style:table-row-properties fo:keep-together="auto"/>
    </style:style>
    <style:style style:name="InvoiceTable.A1" style:family="table-cell">
      <style:table-cell-properties fo:background-color="#b2b2b2" fo:padding="0in" fo:border="0.75pt solid #666666" style:writing-mode="page">
        <style:background-image/>
      </style:table-cell-properties>
    </style:style>
    <style:style style:name="InvoiceTable.B1" style:family="table-cell">
      <style:table-cell-properties fo:background-color="#b2b2b2" fo:padding="0in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InvoiceTable.A2" style:family="table-cell">
      <style:table-cell-properties fo:background-color="#b2b2b2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InvoiceTable.B2" style:family="table-cell">
      <style:table-cell-properties fo:background-color="#b2b2b2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InvoiceTable.C2" style:family="table-cell">
      <style:table-cell-properties fo:background-color="#b2b2b2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InvoiceTable.D2" style:family="table-cell">
      <style:table-cell-properties fo:background-color="#b2b2b2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InvoiceTable.E2" style:family="table-cell">
      <style:table-cell-properties fo:background-color="#b2b2b2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InvoiceTable.A3" style:family="table-cell">
      <style:table-cell-properties fo:background-color="#eeeeee" fo:padding="0in" fo:border="0.75pt solid #666666" style:writing-mode="page">
        <style:background-image/>
      </style:table-cell-properties>
    </style:style>
    <style:style style:name="InvoiceTable.D3" style:family="table-cell">
      <style:table-cell-properties fo:background-color="#eeeeee" fo:padding="0in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InvoiceTable.E3" style:family="table-cell">
      <style:table-cell-properties fo:background-color="#eeeeee" fo:padding="0in" fo:border="0.75pt solid #666666" style:writing-mode="page">
        <style:background-image/>
      </style:table-cell-properties>
    </style:style>
    <style:style style:name="P1" style:family="paragraph" style:parent-style-name="Standard">
      <style:text-properties officeooo:rsid="0005e018" officeooo:paragraph-rsid="0005e018"/>
    </style:style>
    <style:style style:name="P2" style:family="paragraph" style:parent-style-name="Standard">
      <style:text-properties officeooo:rsid="00087b03" officeooo:paragraph-rsid="00087b03"/>
    </style:style>
    <style:style style:name="P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087b03" officeooo:paragraph-rsid="00087b0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0f14d5" officeooo:paragraph-rsid="000f14d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Customer Name" text:name="CustomerName"/>
        <text:user-field-decl office:value-type="string" office:string-value="0000-00-00" text:name="InvoiceDate"/>
        <text:user-field-decl office:value-type="string" office:string-value="0000-00-00" text:name="DueDate"/>
        <text:user-field-decl office:value-type="string" office:string-value="The billing address" text:name="BillingAddress"/>
        <text:user-field-decl office:value-type="string" office:string-value="ABC-0000-00" text:name="InvoiceNumber"/>
      </text:user-field-decls>
      <text:p text:style-name="P1">Customer Name: <text:user-field-get text:name="CustomerName">Customer Name</text:user-field-get></text:p>
      <text:p text:style-name="P2">Invoice Number: <text:user-field-get text:name="InvoiceNumber">ABC-0000-00</text:user-field-get></text:p>
      <text:p text:style-name="P2">Invoice Date: <text:user-field-get text:name="InvoiceDate">0000-00-00</text:user-field-get></text:p>
      <text:p text:style-name="P2">Due Date: <text:user-field-get text:name="DueDate">0000-00-00</text:user-field-get></text:p>
      <text:p text:style-name="P2">Billing Address: <text:user-field-get text:name="BillingAddress">The billing address</text:user-field-get></text:p>
      <text:p text:style-name="P2"/>
      <text:p text:style-name="P2"/>
      <table:table table:name="InvoiceTable" table:style-name="InvoiceTable" table:template-name="Simple Grid Rows">
        <table:table-column table:style-name="InvoiceTable.A" table:number-columns-repeated="5"/>
        <table:table-row table:style-name="InvoiceTable.1">
          <table:table-cell table:style-name="InvoiceTable.A1" office:value-type="string">
            <text:p text:style-name="P3">Item</text:p>
          </table:table-cell>
          <table:table-cell table:style-name="InvoiceTable.B1" office:value-type="string">
            <text:p text:style-name="P3">Description</text:p>
          </table:table-cell>
          <table:table-cell table:style-name="InvoiceTable.B1" office:value-type="string">
            <text:p text:style-name="P3">Qty</text:p>
          </table:table-cell>
          <table:table-cell table:style-name="InvoiceTable.B1" office:value-type="string">
            <text:p text:style-name="P3">Price</text:p>
          </table:table-cell>
          <table:table-cell table:style-name="InvoiceTable.A1" office:value-type="string">
            <text:p text:style-name="P3">Total</text:p>
          </table:table-cell>
        </table:table-row>
        <table:table-row table:style-name="InvoiceTable.1">
          <table:table-cell table:style-name="InvoiceTable.A2" office:value-type="string">
            <text:p text:style-name="P3"/>
          </table:table-cell>
          <table:table-cell table:style-name="InvoiceTable.B2" office:value-type="string">
            <text:p text:style-name="P3"/>
          </table:table-cell>
          <table:table-cell table:style-name="InvoiceTable.C2" office:value-type="string">
            <text:p text:style-name="P3"/>
          </table:table-cell>
          <table:table-cell table:style-name="InvoiceTable.D2" office:value-type="string">
            <text:p text:style-name="P3"/>
          </table:table-cell>
          <table:table-cell table:style-name="InvoiceTable.E2" office:value-type="string">
            <text:p text:style-name="P3"/>
          </table:table-cell>
        </table:table-row>
        <table:table-row table:style-name="InvoiceTable.1">
          <table:table-cell table:style-name="InvoiceTable.A3" table:number-columns-spanned="3" office:value-type="string">
            <text:p text:style-name="P3"/>
          </table:table-cell>
          <table:covered-table-cell/>
          <table:covered-table-cell/>
          <table:table-cell table:style-name="InvoiceTable.D3" office:value-type="string">
            <text:p text:style-name="P4">Total</text:p>
          </table:table-cell>
          <table:table-cell table:style-name="InvoiceTable.E3" office:value-type="string">
            <text:p text:style-name="P4">{{Total}}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0">
      <number:number number:min-integer-digits="1"/>
    </number:number-style>
    <number:text-style style:name="N100">
      <number:text-content/>
    </number:text-style>
    <style:style style:name="Simple_20_Grid_20_Rows.1" style:display-name="Simple Grid Rows.1" style:family="table-cell" style:data-style-name="N100">
      <style:table-cell-properties fo:background-color="#b2b2b2" fo:border-right="0.74pt solid #666666" fo:border-top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2" style:display-name="Simple Grid Rows.2" style:family="table-cell" style:data-style-name="N0">
      <style:table-cell-properties fo:background-color="#eeeeee" fo:border-right="0.74pt solid #666666" fo:border-top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3" style:display-name="Simple Grid Rows.3" style:family="table-cell" style:data-style-name="N100">
      <style:table-cell-properties fo:border-left="0.74pt solid #666666" fo:border-right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4" style:display-name="Simple Grid Rows.4" style:family="table-cell" style:data-style-name="N0">
      <style:table-cell-properties fo:border-left="0.74pt solid #666666" fo:border-right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5" style:display-name="Simple Grid Rows.5" style:family="table-cell" style:data-style-name="N0">
      <style:table-cell-properties fo:border-right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6" style:display-name="Simple Grid Rows.6" style:family="table-cell" style:data-style-name="N100">
      <style:table-cell-properties fo:background-color="#eeeeee" fo:border-left="0.74pt solid #666666" fo:border-right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7" style:display-name="Simple Grid Rows.7" style:family="table-cell" style:data-style-name="N0">
      <style:table-cell-properties fo:border-right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8" style:display-name="Simple Grid Rows.8" style:family="table-cell" style:data-style-name="N0">
      <style:table-cell-properties fo:background-color="#eeeeee" fo:border-right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9" style:display-name="Simple Grid Rows.9" style:family="table-cell" style:data-style-name="N0">
      <style:table-cell-properties fo:background-color="#eeeeee" fo:border-right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10" style:display-name="Simple Grid Rows.10" style:family="table-cell" style:data-style-name="N0">
      <style:table-cell-properties fo:background-color="#eeeeee" fo:border-left="0.74pt solid #666666" fo:border-right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11" style:display-name="Simple Grid Rows.11" style:family="table-cell" style:data-style-name="N100">
      <style:table-cell-properties fo:background-color="#b2b2b2" fo:border-left="0.74pt solid #666666" fo:border-right="0.74pt solid #666666" fo:border-top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12" style:display-name="Simple Grid Rows.12" style:family="table-cell" style:data-style-name="N100">
      <style:table-cell-properties fo:background-color="#b2b2b2" fo:border-left="0.74pt solid #666666" fo:border-right="0.74pt solid #666666" fo:border-top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13" style:display-name="Simple Grid Rows.13" style:family="table-cell" style:data-style-name="N100">
      <style:table-cell-properties fo:background-color="#eeeeee" fo:border-left="0.74pt solid #666666" fo:border-right="0.74pt solid #666666" fo:border-top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14" style:display-name="Simple Grid Rows.14" style:family="table-cell" style:data-style-name="N0">
      <style:table-cell-properties fo:background-color="#eeeeee" fo:border-left="0.74pt solid #666666" fo:border-right="0.74pt solid #666666" fo:border-top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15" style:display-name="Simple Grid Rows.15" style:family="table-cell" style:data-style-name="N100">
      <style:table-cell-properties fo:background-color="#b2b2b2" fo:border-right="0.74pt solid #666666" fo:border-top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16" style:display-name="Simple Grid Rows.16" style:family="table-cell" style:data-style-name="N0">
      <style:table-cell-properties fo:background-color="#eeeeee" fo:border-right="0.74pt solid #666666" fo:border-top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table:table-template table:name="Simple Grid Rows" table:first-row-end-column="row" table:first-row-start-column="row" table:last-row-end-column="row" table:last-row-start-column="row">
      <table:first-row table:style-name="Simple_20_Grid_20_Rows.1"/>
      <table:last-row table:style-name="Simple_20_Grid_20_Rows.2"/>
      <table:first-column table:style-name="Simple_20_Grid_20_Rows.3"/>
      <table:last-column table:style-name="Simple_20_Grid_20_Rows.4"/>
      <table:body table:style-name="Simple_20_Grid_20_Rows.9"/>
      <table:even-rows table:style-name="Simple_20_Grid_20_Rows.5"/>
      <table:odd-rows table:style-name="Simple_20_Grid_20_Rows.6"/>
      <table:even-columns table:style-name="Simple_20_Grid_20_Rows.7"/>
      <table:odd-columns table:style-name="Simple_20_Grid_20_Rows.8"/>
      <table:background table:style-name="Simple_20_Grid_20_Rows.10"/>
      <loext:first-row-even-column table:style-name="Simple_20_Grid_20_Rows.15"/>
      <loext:last-row-even-column table:style-name="Simple_20_Grid_20_Rows.16"/>
      <loext:first-row-end-column table:style-name="Simple_20_Grid_20_Rows.12"/>
      <loext:first-row-start-column table:style-name="Simple_20_Grid_20_Rows.11"/>
      <loext:last-row-end-column table:style-name="Simple_20_Grid_20_Rows.14"/>
      <loext:last-row-start-column table:style-name="Simple_20_Grid_20_Rows.13"/>
    </table:table-templat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28T10:49:53.242032394</meta:creation-date>
    <meta:generator>LibreOffice/25.2.3.2$Linux_X86_64 LibreOffice_project/520$Build-2</meta:generator>
    <dc:date>2025-12-16T21:48:29.557611853</dc:date>
    <meta:editing-duration>PT26M49S</meta:editing-duration>
    <meta:editing-cycles>9</meta:editing-cycles>
    <meta:document-statistic meta:table-count="1" meta:image-count="0" meta:object-count="0" meta:page-count="1" meta:paragraph-count="12" meta:word-count="25" meta:character-count="177" meta:non-whitespace-character-count="164"/>
  </office:meta>
</office:document-meta>
</file>